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text-underline-style="solid" style:text-underline-width="auto" style:text-underline-color="font-color" fo:font-weight="bold" officeooo:rsid="001ef8dc" officeooo:paragraph-rsid="0031802d" style:font-weight-asian="bold" style:font-weight-complex="bold"/>
    </style:style>
    <style:style style:name="P2" style:family="paragraph" style:parent-style-name="Standard">
      <style:text-properties style:text-position="0% 100%" style:text-underline-style="solid" style:text-underline-width="auto" style:text-underline-color="font-color" fo:font-weight="bold" officeooo:rsid="0031802d" officeooo:paragraph-rsid="0031802d" style:font-weight-asian="bold" style:font-weight-complex="bold"/>
    </style:style>
    <style:style style:name="P3" style:family="paragraph" style:parent-style-name="Standard">
      <style:text-properties style:text-position="0% 100%" style:font-name="Liberation Serif" fo:font-size="12pt" style:text-underline-style="solid" style:text-underline-width="auto" style:text-underline-color="font-color" fo:font-weight="bold" officeooo:rsid="001ef8dc" officeooo:paragraph-rsid="0031802d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position="0% 100%" style:font-name="Liberation Serif" fo:font-size="12pt" style:text-underline-style="solid" style:text-underline-width="auto" style:text-underline-color="font-color" fo:font-weight="bold" officeooo:rsid="0031802d" officeooo:paragraph-rsid="00340f46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position="0% 100%" style:font-name="Liberation Serif" fo:font-size="12pt" style:text-underline-style="solid" style:text-underline-width="auto" style:text-underline-color="font-color" fo:font-weight="bold" officeooo:rsid="00340f46" officeooo:paragraph-rsid="00340f46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position="0% 100%" style:font-name="Liberation Serif" fo:font-size="12pt" fo:font-weight="bold" officeooo:rsid="00213bc4" officeooo:paragraph-rsid="00213bc4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position="0% 100%" style:font-name="Liberation Serif" fo:font-size="12pt" fo:font-weight="normal" officeooo:rsid="00213bc4" officeooo:paragraph-rsid="00213bc4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position="0% 100%" style:font-name="Liberation Serif" fo:font-size="12pt" style:text-underline-style="none" fo:font-weight="normal" officeooo:rsid="00340f46" officeooo:paragraph-rsid="00340f4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position="0% 100%" style:font-name="Liberation Serif" fo:font-size="16pt" style:text-underline-style="none" fo:font-weight="bold" officeooo:rsid="0031802d" officeooo:paragraph-rsid="00340f46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Liberation Serif" fo:font-size="12pt" officeooo:rsid="001ef8dc" officeooo:paragraph-rsid="001ef8dc" style:font-size-asian="12pt" style:font-size-complex="12pt"/>
    </style:style>
    <style:style style:name="P11" style:family="paragraph" style:parent-style-name="Preformatted_20_Text">
      <style:text-properties officeooo:paragraph-rsid="001ef8dc"/>
    </style:style>
    <style:style style:name="P12" style:family="paragraph" style:parent-style-name="Preformatted_20_Text">
      <style:text-properties fo:font-size="9pt" officeooo:rsid="001ef8dc" officeooo:paragraph-rsid="001ef8dc" style:font-size-asian="9pt" style:font-size-complex="9pt"/>
    </style:style>
    <style:style style:name="P13" style:family="paragraph" style:parent-style-name="Preformatted_20_Text">
      <style:text-properties fo:font-weight="bold" officeooo:rsid="00253acf" officeooo:paragraph-rsid="00253acf" style:font-weight-asian="bold" style:font-weight-complex="bold"/>
    </style:style>
    <style:style style:name="P14" style:family="paragraph" style:parent-style-name="Preformatted_20_Text">
      <style:text-properties style:text-position="0% 100%" fo:font-weight="bold" officeooo:rsid="0021d382" officeooo:paragraph-rsid="0021d382" style:font-weight-asian="bold" style:font-weight-complex="bold"/>
    </style:style>
    <style:style style:name="P15" style:family="paragraph" style:parent-style-name="Preformatted_20_Text">
      <style:text-properties style:text-position="0% 100%" style:text-underline-style="none" fo:font-weight="bold" officeooo:rsid="0021d382" officeooo:paragraph-rsid="0023111b" style:font-weight-asian="bold" style:font-weight-complex="bold"/>
    </style:style>
    <style:style style:name="P16" style:family="paragraph" style:parent-style-name="Preformatted_20_Text">
      <style:text-properties style:text-position="0% 100%" style:text-underline-style="none" fo:font-weight="normal" officeooo:rsid="002592c2" officeooo:paragraph-rsid="002592c2" style:font-weight-asian="normal" style:font-weight-complex="normal"/>
    </style:style>
    <style:style style:name="P17" style:family="paragraph" style:parent-style-name="Preformatted_20_Text">
      <style:text-properties style:text-position="0% 100%" style:text-underline-style="none" fo:font-weight="normal" officeooo:rsid="002592c2" officeooo:paragraph-rsid="00329b01" style:font-weight-asian="normal" style:font-weight-complex="normal"/>
    </style:style>
    <style:style style:name="P18" style:family="paragraph" style:parent-style-name="Preformatted_20_Text">
      <style:text-properties style:text-position="0% 100%" style:font-name="Liberation Serif" fo:font-size="12pt" fo:font-weight="bold" officeooo:rsid="0021d382" officeooo:paragraph-rsid="0021d382" style:font-size-asian="12pt" style:font-weight-asian="bold" style:font-size-complex="12pt" style:font-weight-complex="bold"/>
    </style:style>
    <style:style style:name="P19" style:family="paragraph" style:parent-style-name="Preformatted_20_Text">
      <style:text-properties style:text-position="0% 100%" style:font-name="Liberation Serif" fo:font-size="12pt" style:text-underline-style="solid" style:text-underline-width="auto" style:text-underline-color="font-color" fo:font-weight="bold" officeooo:rsid="0021d382" officeooo:paragraph-rsid="0021d382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style:text-position="0% 100%" style:font-name="Liberation Serif" fo:font-size="12pt" style:text-underline-style="solid" style:text-underline-width="auto" style:text-underline-color="font-color" fo:font-weight="bold" officeooo:rsid="002d10d6" officeooo:paragraph-rsid="002d10d6" style:font-size-asian="12pt" style:font-weight-asian="bold" style:font-size-complex="12pt" style:font-weight-complex="bold"/>
    </style:style>
    <style:style style:name="P21" style:family="paragraph" style:parent-style-name="Preformatted_20_Text">
      <style:text-properties style:text-position="0% 100%" style:font-name="Liberation Serif" fo:font-size="12pt" style:text-underline-style="solid" style:text-underline-width="auto" style:text-underline-color="font-color" fo:font-weight="bold" officeooo:rsid="002592c2" officeooo:paragraph-rsid="002592c2" style:font-size-asian="12pt" style:font-weight-asian="bold" style:font-size-complex="12pt" style:font-weight-complex="bold"/>
    </style:style>
    <style:style style:name="P22" style:family="paragraph" style:parent-style-name="Preformatted_20_Text">
      <style:text-properties style:text-position="0% 100%" style:font-name="Liberation Serif" fo:font-size="12pt" style:text-underline-style="none" fo:font-weight="normal" officeooo:rsid="002d10d6" officeooo:paragraph-rsid="002d10d6" style:font-size-asian="12pt" style:font-weight-asian="normal" style:font-size-complex="12pt" style:font-weight-complex="normal"/>
    </style:style>
    <style:style style:name="P23" style:family="paragraph" style:parent-style-name="Preformatted_20_Text">
      <style:text-properties style:text-position="0% 100%" style:font-name="Liberation Serif" fo:font-size="12pt" style:text-underline-style="none" fo:font-weight="normal" officeooo:rsid="0021d382" officeooo:paragraph-rsid="0021d382" style:font-size-asian="12pt" style:font-weight-asian="normal" style:font-size-complex="12pt" style:font-weight-complex="normal"/>
    </style:style>
    <style:style style:name="P24" style:family="paragraph" style:parent-style-name="Preformatted_20_Text">
      <style:text-properties style:text-position="0% 100%" style:font-name="Liberation Serif" fo:font-size="12pt" style:text-underline-style="none" fo:font-weight="normal" officeooo:rsid="0023111b" officeooo:paragraph-rsid="0023111b" style:font-size-asian="12pt" style:font-weight-asian="normal" style:font-size-complex="12pt" style:font-weight-complex="normal"/>
    </style:style>
    <style:style style:name="P25" style:family="paragraph" style:parent-style-name="Preformatted_20_Text">
      <style:text-properties style:text-position="0% 100%" style:font-name="Liberation Serif" fo:font-size="12pt" style:text-underline-style="none" fo:font-weight="normal" officeooo:rsid="002592c2" officeooo:paragraph-rsid="002592c2" style:font-size-asian="12pt" style:font-weight-asian="normal" style:font-size-complex="12pt" style:font-weight-complex="normal"/>
    </style:style>
    <style:style style:name="P26" style:family="paragraph" style:parent-style-name="Preformatted_20_Text">
      <style:text-properties style:text-position="0% 100%" style:font-name="Liberation Serif" fo:font-size="12pt" style:text-underline-style="none" fo:font-weight="normal" officeooo:rsid="002592c2" officeooo:paragraph-rsid="0025f10a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style:text-position="0% 100%" style:font-name="Liberation Serif" fo:font-size="12pt" style:text-underline-style="none" fo:font-weight="normal" officeooo:rsid="0025f10a" officeooo:paragraph-rsid="0025f10a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text-position="0% 100%" style:font-name="Liberation Serif" fo:font-size="12pt" style:text-underline-style="none" fo:font-weight="normal" officeooo:rsid="00340f46" officeooo:paragraph-rsid="00340f46" style:font-size-asian="12pt" style:font-weight-asian="normal" style:font-size-complex="12pt" style:font-weight-complex="normal"/>
    </style:style>
    <style:style style:name="P29" style:family="paragraph" style:parent-style-name="Preformatted_20_Text">
      <style:text-properties style:text-position="0% 100%" style:font-name="Liberation Serif" fo:font-size="12pt" style:text-underline-style="none" fo:font-weight="normal" officeooo:rsid="00273af4" officeooo:paragraph-rsid="00273af4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style:text-position="0% 100%" style:font-name="Liberation Serif" fo:font-size="12pt" style:text-underline-style="none" fo:font-weight="bold" officeooo:rsid="002d10d6" officeooo:paragraph-rsid="002d10d6" style:font-size-asian="12pt" style:font-weight-asian="bold" style:font-size-complex="12pt" style:font-weight-complex="bold"/>
    </style:style>
    <style:style style:name="P31" style:family="paragraph" style:parent-style-name="Preformatted_20_Text">
      <style:text-properties style:text-position="0% 100%" style:font-name="Liberation Serif" fo:font-size="12pt" style:text-underline-style="none" fo:font-weight="bold" officeooo:rsid="0023111b" officeooo:paragraph-rsid="0023111b" style:font-size-asian="12pt" style:font-weight-asian="bold" style:font-size-complex="12pt" style:font-weight-complex="bold"/>
    </style:style>
    <style:style style:name="P32" style:family="paragraph" style:parent-style-name="Preformatted_20_Text">
      <style:text-properties style:text-position="0% 100%" style:font-name="Liberation Serif" fo:font-size="12pt" style:text-underline-style="none" fo:font-weight="bold" officeooo:rsid="0025f10a" officeooo:paragraph-rsid="0025f10a" style:font-size-asian="12pt" style:font-weight-asian="bold" style:font-size-complex="12pt" style:font-weight-complex="bold"/>
    </style:style>
    <style:style style:name="P33" style:family="paragraph" style:parent-style-name="Preformatted_20_Text">
      <style:text-properties officeooo:paragraph-rsid="00253acf"/>
    </style:style>
    <style:style style:name="P34" style:family="paragraph" style:parent-style-name="Preformatted_20_Text">
      <style:text-properties style:font-name="Liberation Serif" fo:font-size="12pt" style:font-size-asian="12pt" style:font-size-complex="12pt"/>
    </style:style>
    <style:style style:name="P35" style:family="paragraph" style:parent-style-name="Preformatted_20_Text">
      <style:text-properties style:font-name="Liberation Serif" fo:font-size="12pt" officeooo:paragraph-rsid="001ef8dc" style:font-size-asian="12pt" style:font-size-complex="12pt"/>
    </style:style>
    <style:style style:name="P36" style:family="paragraph" style:parent-style-name="Preformatted_20_Text">
      <style:text-properties style:font-name="Liberation Serif" fo:font-size="12pt" officeooo:rsid="001ef8dc" officeooo:paragraph-rsid="001ef8dc" style:font-size-asian="12pt" style:font-size-complex="12pt"/>
    </style:style>
    <style:style style:name="P37" style:family="paragraph" style:parent-style-name="Preformatted_20_Text">
      <style:text-properties style:font-name="Liberation Serif" fo:font-size="12pt" officeooo:rsid="0020c080" officeooo:paragraph-rsid="0020c080" style:font-size-asian="12pt" style:font-size-complex="12pt"/>
    </style:style>
    <style:style style:name="P38" style:family="paragraph" style:parent-style-name="Preformatted_20_Text">
      <style:text-properties style:font-name="Liberation Serif" fo:font-size="12pt" officeooo:rsid="00213bc4" officeooo:paragraph-rsid="00213bc4" style:font-size-asian="12pt" style:font-size-complex="12pt"/>
    </style:style>
    <style:style style:name="P39" style:family="paragraph" style:parent-style-name="Preformatted_20_Text">
      <style:text-properties style:font-name="Liberation Serif" fo:font-size="12pt" officeooo:paragraph-rsid="00213bc4" style:font-size-asian="12pt" style:font-size-complex="12pt"/>
    </style:style>
    <style:style style:name="P40" style:family="paragraph" style:parent-style-name="Preformatted_20_Text">
      <style:text-properties style:font-name="Liberation Serif" fo:font-size="12pt" officeooo:paragraph-rsid="0021d382" style:font-size-asian="12pt" style:font-size-complex="12pt"/>
    </style:style>
    <style:style style:name="P41" style:family="paragraph" style:parent-style-name="Preformatted_20_Text">
      <style:text-properties style:font-name="Liberation Serif" fo:font-size="12pt" officeooo:paragraph-rsid="0023111b" style:font-size-asian="12pt" style:font-size-complex="12pt"/>
    </style:style>
    <style:style style:name="P42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43" style:family="paragraph" style:parent-style-name="Preformatted_20_Text">
      <style:text-properties style:font-name="Liberation Serif" fo:font-size="12pt" fo:font-weight="bold" officeooo:paragraph-rsid="001ef8dc" style:font-size-asian="12pt" style:font-weight-asian="bold" style:font-size-complex="12pt" style:font-weight-complex="bold"/>
    </style:style>
    <style:style style:name="P44" style:family="paragraph" style:parent-style-name="Preformatted_20_Text">
      <style:text-properties style:font-name="Liberation Serif" fo:font-size="12pt" fo:font-weight="bold" officeooo:rsid="001ef8dc" officeooo:paragraph-rsid="001ef8dc" style:font-size-asian="12pt" style:font-weight-asian="bold" style:font-size-complex="12pt" style:font-weight-complex="bold"/>
    </style:style>
    <style:style style:name="P45" style:family="paragraph" style:parent-style-name="Preformatted_20_Text">
      <style:text-properties style:font-name="Liberation Serif" fo:font-size="12pt" fo:font-weight="bold" officeooo:rsid="001ef8dc" officeooo:paragraph-rsid="0020c080" style:font-size-asian="12pt" style:font-weight-asian="bold" style:font-size-complex="12pt" style:font-weight-complex="bold"/>
    </style:style>
    <style:style style:name="P46" style:family="paragraph" style:parent-style-name="Preformatted_20_Text">
      <style:text-properties style:font-name="Liberation Serif" fo:font-size="12pt" fo:font-weight="bold" officeooo:rsid="0020c080" officeooo:paragraph-rsid="0020c080" style:font-size-asian="12pt" style:font-weight-asian="bold" style:font-size-complex="12pt" style:font-weight-complex="bold"/>
    </style:style>
    <style:style style:name="P47" style:family="paragraph" style:parent-style-name="Preformatted_20_Text">
      <style:text-properties style:font-name="Liberation Serif" fo:font-size="12pt" fo:font-weight="bold" officeooo:rsid="0023111b" officeooo:paragraph-rsid="0023111b" style:font-size-asian="12pt" style:font-weight-asian="bold" style:font-size-complex="12pt" style:font-weight-complex="bold"/>
    </style:style>
    <style:style style:name="P48" style:family="paragraph" style:parent-style-name="Preformatted_20_Text">
      <style:text-properties style:font-name="Liberation Serif" fo:font-size="12pt" fo:font-weight="bold" officeooo:rsid="00248638" officeooo:paragraph-rsid="00253acf" style:font-size-asian="12pt" style:font-weight-asian="bold" style:font-size-complex="12pt" style:font-weight-complex="bold"/>
    </style:style>
    <style:style style:name="P49" style:family="paragraph" style:parent-style-name="Preformatted_20_Text">
      <style:text-properties style:font-name="Liberation Serif" fo:font-size="12pt" fo:font-weight="bold" officeooo:rsid="00253acf" officeooo:paragraph-rsid="00253acf" style:font-size-asian="12pt" style:font-weight-asian="bold" style:font-size-complex="12pt" style:font-weight-complex="bold"/>
    </style:style>
    <style:style style:name="P50" style:family="paragraph" style:parent-style-name="Preformatted_20_Text">
      <style:text-properties style:font-name="Liberation Serif" fo:font-size="12pt" fo:font-weight="normal" officeooo:rsid="0020c080" officeooo:paragraph-rsid="0020c080" style:font-size-asian="12pt" style:font-weight-asian="normal" style:font-size-complex="12pt" style:font-weight-complex="normal"/>
    </style:style>
    <style:style style:name="P51" style:family="paragraph" style:parent-style-name="Preformatted_20_Text">
      <style:text-properties style:font-name="Liberation Serif" fo:font-size="12pt" fo:font-weight="normal" officeooo:rsid="00211ece" officeooo:paragraph-rsid="00211ece" style:font-size-asian="12pt" style:font-weight-asian="normal" style:font-size-complex="12pt" style:font-weight-complex="normal"/>
    </style:style>
    <style:style style:name="P52" style:family="paragraph" style:parent-style-name="Preformatted_20_Text">
      <style:text-properties style:font-name="Liberation Serif" fo:font-size="12pt" fo:font-weight="normal" officeooo:rsid="0023111b" officeooo:paragraph-rsid="0023111b" style:font-size-asian="12pt" style:font-weight-asian="normal" style:font-size-complex="12pt" style:font-weight-complex="normal"/>
    </style:style>
    <style:style style:name="P53" style:family="paragraph" style:parent-style-name="Preformatted_20_Text">
      <style:text-properties style:font-name="Liberation Serif" fo:font-size="12pt" fo:font-weight="normal" officeooo:rsid="00253acf" officeooo:paragraph-rsid="00253acf" style:font-size-asian="12pt" style:font-weight-asian="normal" style:font-size-complex="12pt" style:font-weight-complex="normal"/>
    </style:style>
    <style:style style:name="P54" style:family="paragraph" style:parent-style-name="Preformatted_20_Text">
      <style:text-properties style:font-name="Liberation Serif" fo:font-size="12pt" fo:font-weight="normal" officeooo:rsid="0038d239" officeooo:paragraph-rsid="0038d239" style:font-size-asian="12pt" style:font-weight-asian="normal" style:font-size-complex="12pt" style:font-weight-complex="normal"/>
    </style:style>
    <style:style style:name="P55" style:family="paragraph" style:parent-style-name="Preformatted_20_Text">
      <style:text-properties style:font-name="Liberation Serif" fo:font-size="12pt" style:text-underline-style="solid" style:text-underline-width="auto" style:text-underline-color="font-color" fo:font-weight="bold" officeooo:rsid="00213bc4" officeooo:paragraph-rsid="00213bc4" style:font-size-asian="12pt" style:font-weight-asian="bold" style:font-size-complex="12pt" style:font-weight-complex="bold"/>
    </style:style>
    <style:style style:name="P56" style:family="paragraph" style:parent-style-name="Preformatted_20_Text">
      <style:text-properties style:font-name="Liberation Serif" fo:font-size="12pt" style:text-underline-style="none" fo:font-weight="normal" officeooo:rsid="00213bc4" officeooo:paragraph-rsid="00213bc4" style:font-size-asian="12pt" style:font-weight-asian="normal" style:font-size-complex="12pt" style:font-weight-complex="normal"/>
    </style:style>
    <style:style style:name="P57" style:family="paragraph" style:parent-style-name="Preformatted_20_Text">
      <style:text-properties style:font-name="Liberation Serif" fo:font-size="12pt" style:text-underline-style="none" fo:font-weight="bold" officeooo:rsid="00213bc4" officeooo:paragraph-rsid="00213bc4" style:font-size-asian="12pt" style:font-weight-asian="bold" style:font-size-complex="12pt" style:font-weight-complex="bold"/>
    </style:style>
    <style:style style:name="P58" style:family="paragraph" style:parent-style-name="Quotations">
      <style:text-properties officeooo:paragraph-rsid="00253acf"/>
    </style:style>
    <style:style style:name="P59" style:family="paragraph" style:parent-style-name="Quotations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0" style:family="paragraph" style:parent-style-name="Quotations">
      <style:text-properties style:font-name="Liberation Serif" fo:font-size="12pt" fo:font-weight="bold" officeooo:rsid="00253acf" officeooo:paragraph-rsid="00253acf" style:font-size-asian="12pt" style:font-weight-asian="bold" style:font-size-complex="12pt" style:font-weight-complex="bold"/>
    </style:style>
    <style:style style:name="P61" style:family="paragraph" style:parent-style-name="Text_20_body">
      <style:text-properties style:font-name="Liberation Serif" fo:font-size="12pt" officeooo:rsid="001ef8dc" officeooo:paragraph-rsid="001ef8dc" style:font-size-asian="12pt" style:font-size-complex="12pt"/>
    </style:style>
    <style:style style:name="P62" style:family="paragraph" style:parent-style-name="Preformatted_20_Text">
      <style:paragraph-properties style:writing-mode="lr-tb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3" style:family="paragraph" style:parent-style-name="Standard" style:master-page-name="Standard">
      <style:paragraph-properties fo:text-align="center" style:justify-single-word="false" style:page-number="auto"/>
      <style:text-properties style:text-position="0% 100%" style:font-name="Liberation Serif" fo:font-size="16pt" style:text-underline-style="none" fo:font-weight="bold" officeooo:rsid="00340f46" officeooo:paragraph-rsid="00340f46" style:font-size-asian="16pt" style:font-weight-asian="bold" style:font-size-complex="16pt" style:font-weight-complex="bold"/>
    </style:style>
    <style:style style:name="P64" style:family="paragraph" style:parent-style-name="Standard" style:list-style-name="L1">
      <style:text-properties style:text-position="0% 100%" style:font-name="Liberation Serif" fo:font-size="12pt" style:text-underline-style="none" fo:font-weight="normal" officeooo:rsid="00340f46" officeooo:paragraph-rsid="00340f46" style:font-size-asian="12pt" style:font-weight-asian="normal" style:font-size-complex="12pt" style:font-weight-complex="normal"/>
    </style:style>
    <style:style style:name="P65" style:family="paragraph" style:parent-style-name="Preformatted_20_Text">
      <style:paragraph-properties style:writing-mode="lr-tb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6" style:family="paragraph" style:parent-style-name="Preformatted_20_Text">
      <style:text-properties style:text-position="0% 100%" style:font-name="Liberation Serif" fo:font-size="12pt" style:text-underline-style="none" fo:font-weight="bold" officeooo:rsid="003995f0" officeooo:paragraph-rsid="003995f0" style:font-size-asian="12pt" style:font-weight-asian="bold" style:font-size-complex="12pt" style:font-weight-complex="bold"/>
    </style:style>
    <style:style style:name="P67" style:family="paragraph" style:parent-style-name="Preformatted_20_Text">
      <style:text-properties style:text-position="0% 100%" style:font-name="Liberation Serif" fo:font-size="12pt" style:text-underline-style="none" fo:font-weight="normal" officeooo:rsid="002592c2" officeooo:paragraph-rsid="002592c2" style:font-size-asian="12pt" style:font-weight-asian="normal" style:font-size-complex="12pt" style:font-weight-complex="normal"/>
    </style:style>
    <style:style style:name="P68" style:family="paragraph" style:parent-style-name="Preformatted_20_Text">
      <style:text-properties style:text-position="0% 100%" style:font-name="Liberation Serif" fo:font-size="12pt" style:text-underline-style="none" fo:font-weight="normal" officeooo:rsid="003995f0" officeooo:paragraph-rsid="003995f0" style:font-size-asian="12pt" style:font-weight-asian="normal" style:font-size-complex="12pt" style:font-weight-complex="normal"/>
    </style:style>
    <style:style style:name="T1" style:family="text">
      <style:text-properties officeooo:rsid="001ef8dc"/>
    </style:style>
    <style:style style:name="T2" style:family="text">
      <style:text-properties officeooo:rsid="0020c08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d382" style:font-weight-asian="bold" style:font-weight-complex="bold"/>
    </style:style>
    <style:style style:name="T5" style:family="text">
      <style:text-properties fo:font-weight="bold" officeooo:rsid="002aaab9" style:font-weight-asian="bold" style:font-weight-complex="bold"/>
    </style:style>
    <style:style style:name="T6" style:family="text">
      <style:text-properties fo:font-weight="bold" officeooo:rsid="0023111b" style:font-weight-asian="bold" style:font-weight-complex="bold"/>
    </style:style>
    <style:style style:name="T7" style:family="text">
      <style:text-properties fo:font-weight="bold" officeooo:rsid="0034ee01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1d382" style:font-weight-asian="normal" style:font-weight-complex="normal"/>
    </style:style>
    <style:style style:name="T10" style:family="text">
      <style:text-properties fo:font-weight="normal" officeooo:rsid="00253acf" style:font-weight-asian="normal" style:font-weight-complex="normal"/>
    </style:style>
    <style:style style:name="T11" style:family="text">
      <style:text-properties officeooo:rsid="00211ec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position="0% 100%" fo:font-weight="normal" officeooo:rsid="00213bc4" style:font-weight-asian="normal" style:font-weight-complex="normal"/>
    </style:style>
    <style:style style:name="T14" style:family="text">
      <style:text-properties style:text-position="0% 100%" fo:font-weight="normal" officeooo:rsid="0021d382" style:font-weight-asian="normal" style:font-weight-complex="normal"/>
    </style:style>
    <style:style style:name="T15" style:family="text">
      <style:text-properties style:text-position="0% 100%" fo:font-weight="bold" style:font-weight-asian="bold" style:font-weight-complex="bold"/>
    </style:style>
    <style:style style:name="T16" style:family="text">
      <style:text-properties style:text-position="0% 100%" fo:font-weight="bold" officeooo:rsid="0021d382" style:font-weight-asian="bold" style:font-weight-complex="bold"/>
    </style:style>
    <style:style style:name="T17" style:family="text">
      <style:text-properties style:text-position="0% 100%" style:text-underline-style="none" fo:font-weight="normal" officeooo:rsid="0023111b" style:font-weight-asian="normal" style:font-weight-complex="normal"/>
    </style:style>
    <style:style style:name="T18" style:family="text">
      <style:text-properties officeooo:rsid="0021d382"/>
    </style:style>
    <style:style style:name="T19" style:family="text">
      <style:text-properties officeooo:rsid="00253acf"/>
    </style:style>
    <style:style style:name="T20" style:family="text">
      <style:text-properties officeooo:rsid="002592c2"/>
    </style:style>
    <style:style style:name="T21" style:family="text">
      <style:text-properties officeooo:rsid="002aaab9"/>
    </style:style>
    <style:style style:name="T22" style:family="text">
      <style:text-properties officeooo:rsid="002d10d6"/>
    </style:style>
    <style:style style:name="T23" style:family="text">
      <style:text-properties officeooo:rsid="0025f10a"/>
    </style:style>
    <style:style style:name="T24" style:family="text">
      <style:text-properties officeooo:rsid="00291e97"/>
    </style:style>
    <style:style style:name="T25" style:family="text">
      <style:text-properties style:font-name="Liberation Serif" fo:font-size="12pt" style:font-size-asian="12pt" style:font-size-complex="12pt"/>
    </style:style>
    <style:style style:name="T26" style:family="text">
      <style:text-properties style:font-name="Liberation Serif" fo:font-size="12pt" officeooo:rsid="0031802d" style:font-size-asian="12pt" style:font-size-complex="12pt"/>
    </style:style>
    <style:style style:name="T27" style:family="text">
      <style:text-properties style:font-name="Liberation Serif" fo:font-size="12pt" officeooo:rsid="001ef8dc" style:font-size-asian="12pt" style:font-size-complex="12pt"/>
    </style:style>
    <style:style style:name="T28" style:family="text">
      <style:text-properties style:font-name="Liberation Serif" fo:font-size="12pt" officeooo:rsid="0023111b" style:font-size-asian="12pt" style:font-size-complex="12pt"/>
    </style:style>
    <style:style style:name="T29" style:family="text">
      <style:text-properties style:font-name="Liberation Serif" fo:font-size="12pt" officeooo:rsid="00329b01" style:font-size-asian="12pt" style:font-size-complex="12pt"/>
    </style:style>
    <style:style style:name="T3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253acf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Liberation Serif" fo:font-size="12pt" fo:font-weight="bold" officeooo:rsid="00253acf" style:font-size-asian="12pt" style:font-weight-asian="bold" style:font-size-complex="12pt" style:font-weight-complex="bold"/>
    </style:style>
    <style:style style:name="T34" style:family="text">
      <style:text-properties officeooo:rsid="0034ee01"/>
    </style:style>
    <style:style style:name="T35" style:family="text">
      <style:text-properties style:font-name="Liberation Mono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Steps to install Open Sky Planetarium plug-in</text:p>
      <text:p text:style-name="P9"/>
      <text:p text:style-name="P5">Contributors:</text:p>
      <text:list xml:id="list3405139534153276705" text:style-name="L1">
        <text:list-item>
          <text:p text:style-name="P64">Jai Deep Mishra (NIT Durgapur)</text:p>
        </text:list-item>
        <text:list-item>
          <text:p text:style-name="P64">Ram Mohan Kumar (IIT BHU)</text:p>
        </text:list-item>
        <text:list-item>
          <text:p text:style-name="P64">Sudhakar Kumar (Research Assistant, IIT Bombay)</text:p>
        </text:list-item>
        <text:list-item>
          <text:p text:style-name="P64">Rupak Rokade (Project Manager, IIT Bombay)</text:p>
        </text:list-item>
      </text:list>
      <text:p text:style-name="P8"/>
      <text:p text:style-name="P4">Repository of Qt</text:p>
      <text:p text:style-name="P2"><text:a xlink:type="simple" xlink:href="http://download.qt.io/archive/qt/" text:style-name="Internet_20_link" text:visited-style-name="Visited_20_Internet_20_Link"><text:span text:style-name="T25">http://download.qt.io/archive/qt/</text:span></text:a><text:span text:style-name="T25"> </text:span></text:p>
      <text:p text:style-name="P1"><text:a xlink:type="simple" xlink:href="http://download.qt.io/archive/qt/5.7/5.7.0/" text:style-name="Internet_20_link" text:visited-style-name="Visited_20_Internet_20_Link"><text:span text:style-name="T26">http://download.qt.io/archive/qt/5.7/5.7.0/</text:span></text:a></text:p>
      <text:p text:style-name="P3">1. Install QT</text:p>
      <text:p text:style-name="P10">1. Download the Qt installer using the following link:</text:p>
      <text:p text:style-name="P12"><text:a xlink:type="simple" xlink:href="http://download.qt.io/official_releases/qt/5.7/5.7.0/qt-opensource-linux-x64-5.7.0.run" text:style-name="Internet_20_link" text:visited-style-name="Visited_20_Internet_20_Link"><text:span text:style-name="T25">http://download.qt.io/official_releases/qt/5.7/5.7.0/qt-opensource-linux-x64-5.7.0.run</text:span></text:a><text:span text:style-name="T25"> </text:span></text:p>
      <text:p text:style-name="P35"><text:span text:style-name="T1">2. </text:span>Adjust permission, run the installer and follow the instruction to complete the installation <text:span text:style-name="T1">using the following steps</text:span>. </text:p>
      <text:p text:style-name="P43">chmod +x qt-opensource-linux-x64-5.7.0.run</text:p>
      <text:p text:style-name="P42">./qt-opensource-linux-x64-5.7.0.run</text:p>
      <text:p text:style-name="P35"><text:span text:style-name="T1">3. </text:span>Open a terminal and execute the following command to install g++: </text:p>
      <text:p text:style-name="P62">sudo apt-get install build-essential</text:p>
      <text:p text:style-name="P35"><text:span text:style-name="T1">4. </text:span>Open a terminal and execute the following command to install the full runtime files for the generic font configuration library: </text:p>
      <text:p text:style-name="P62">sudo apt-get install libfontconfig1</text:p>
      <text:p text:style-name="P35"><text:span text:style-name="T1">5. </text:span>Execute the following command to install OpenGL libraries: </text:p>
      <text:p text:style-name="P62">sudo apt-get install mesa-common-dev</text:p>
      <text:p text:style-name="P11"><text:span text:style-name="T27"><text:s text:c="4"/></text:span><text:span text:style-name="T25">Note: Just installing the above-mentioned mesa-common-dev kit is not sufficient for more recent Ubuntu versions. Based on a comment in the Qt forum</text:span><text:bookmark text:name="cite_ref-1"/><text:a xlink:type="simple" xlink:href="https://wiki.qt.io/Install_Qt_5_on_Ubuntu#cite_note-1" text:style-name="Internet_20_link" text:visited-style-name="Visited_20_Internet_20_Link"><text:span text:style-name="T25">[1]</text:span></text:a><text:span text:style-name="T25"> an additional package needs installation. Execute following command: </text:span></text:p>
      <text:p text:style-name="P62">sudo apt-get install libglu1-mesa-dev -y</text:p>
      <text:p text:style-name="P61">6. <text:span text:style-name="T2">(</text:span>a<text:span text:style-name="T2">)</text:span> When installing from the on-line source the file association is not done automatically. It also not show up when you try to associate it with file explorer. Create a file named “<text:span text:style-name="T3">Qt-Creator.desktop</text:span>” and fill the file with the following. </text:p>
      <text:p text:style-name="P62"><text:soft-page-break/>[Desktop Entry]</text:p>
      <text:p text:style-name="P62">Version=1.0</text:p>
      <text:p text:style-name="P62">Encoding=UTF-8</text:p>
      <text:p text:style-name="P62">Type=Application</text:p>
      <text:p text:style-name="P62">Name=QtCreator</text:p>
      <text:p text:style-name="P62">Comment=QtCreator</text:p>
      <text:p text:style-name="P62">NoDsiplay=true</text:p>
      <text:p text:style-name="P62">Exec=(Install folder of QT)/Tools/QtCreator/bin/qtcreator %f</text:p>
      <text:p text:style-name="P62">Icon=(Install folder of QT)/5.4/Src/qtdoc/doc/images/landing/icon_QtCreator_78x78px.png</text:p>
      <text:p text:style-name="P62">Name[en_US]=Qt-Creator</text:p>
      <text:p text:style-name="P35"><text:span text:style-name="T2">(b) </text:span>Place this file in home .local/share/applications <text:span text:style-name="T1">using</text:span></text:p>
      <text:p text:style-name="P44">cp (Source address of qt) ~/.local/share/applications</text:p>
      <text:p text:style-name="P36">Example: If you have created the above file Qt-Creator.desktop in home use:</text:p>
      <text:p text:style-name="P45">cp <text:span text:style-name="T2">~/</text:span>Qt-Creator.desktop ~/.local/share/applications </text:p>
      <text:p text:style-name="P37">(c) Now go to the following directory and perform step (d), (e) <text:span text:style-name="T11">and (f).</text:span></text:p>
      <text:p text:style-name="P46"><text:s/>cd <text:span text:style-name="T1">~/.local/share/applications</text:span></text:p>
      <text:p text:style-name="P37">(d) Use <text:span text:style-name="T3">sudo gedit defaults.list</text:span> to add the following line in defaults.list file and save</text:p>
      <text:p text:style-name="P46">text/qtcreator=Qt-Creator.desktop;</text:p>
      <text:p text:style-name="P37">(e) Open mimeapps.list using <text:span text:style-name="T3">gedit</text:span> <text:span text:style-name="T3">mimeapps.list </text:span><text:span text:style-name="T8">and add the following line in it and save:</text:span></text:p>
      <text:p text:style-name="P46">[added Associations]</text:p>
      <text:p text:style-name="P46">application/vnd.nokia.qt.qmakeprofile=qtcreator.desktop</text:p>
      <text:p text:style-name="P50">(f) <text:span text:style-name="T11">Now run the following:</text:span></text:p>
      <text:p text:style-name="P46">sudo update-mime-database /usr/share/mime</text:p>
      <text:p text:style-name="P51">Qt is now installed</text:p>
      <text:p text:style-name="P54"/>
      <text:p text:style-name="P55">2. Install cmake</text:p>
      <text:p text:style-name="P56">Use the following line to install cmake 3.5.1 </text:p>
      <text:p text:style-name="P57">sudo apt-get install cmake</text:p>
      <text:p text:style-name="P38"><text:span text:style-name="T12">OR</text:span><text:span text:style-name="T8"> </text:span></text:p>
      <text:p text:style-name="P6">sudo apt install cmake</text:p>
      <text:p text:style-name="P7"><text:soft-page-break/>In case it doesn’t install by this method follow steps (a) to (<text:span text:style-name="T20">c</text:span>)</text:p>
      <text:p text:style-name="P7">(a) Download cmake tar.gz file using the following link</text:p>
      <text:p text:style-name="P14"><text:a xlink:type="simple" xlink:href="http://www.cmake.org/files/v3.5/cmake-3.5.1.tar.gz" text:style-name="Internet_20_link" text:visited-style-name="Visited_20_Internet_20_Link"><text:span text:style-name="T25">http://www.cmake.org/files/v3.5/cmake-3.5.1.tar.gz</text:span></text:a></text:p>
      <text:p text:style-name="P39"><text:span text:style-name="T13">(b) </text:span>Extration of cmake source code from downloaded file:</text:p>
      <text:p text:style-name="P34"><text:s/><text:span text:style-name="T4">tar</text:span><text:span text:style-name="T3"> xzf cmake-</text:span><text:span text:style-name="T4">3</text:span><text:span text:style-name="T3">.</text:span><text:span text:style-name="T4">5</text:span><text:span text:style-name="T3">.</text:span><text:span text:style-name="T4">1</text:span><text:span text:style-name="T3">.tar.gz</text:span></text:p>
      <text:p text:style-name="P42"><text:s/>cd cmake-<text:span text:style-name="T18">3</text:span>.<text:span text:style-name="T18">5</text:span>.<text:span text:style-name="T18">1</text:span></text:p>
      <text:p text:style-name="P40"><text:span text:style-name="T9">(c)</text:span><text:span text:style-name="T16"> </text:span><text:span text:style-name="T14">Run the following three steps.</text:span></text:p>
      <text:p text:style-name="P40"><text:span text:style-name="T16"><text:s text:c="2"/></text:span><text:span text:style-name="T15">./configure --prefix=/opt/cmake</text:span></text:p>
      <text:p text:style-name="P18"><text:s text:c="3"/>make</text:p>
      <text:p text:style-name="P18"><text:s text:c="3"/>make install</text:p>
      <text:p text:style-name="P18"/>
      <text:p text:style-name="P20">3.Edit the bashrc file:</text:p>
      <text:p text:style-name="P22">(a) Open the bashrc file <text:span text:style-name="T3">sudo gedit ~/.bashrc </text:span>and the following lines and save:</text:p>
      <text:p text:style-name="P30">export STELROOT=/home/xyz/stellarium-0.15.2</text:p>
      <text:p text:style-name="P30">export QTPATH=/home/xyz/Qt5.7.0/5.7/gcc_64</text:p>
      <text:p text:style-name="P30">export QTDIR=/home/xyz/Qt5.7.0/5.7/gcc_64</text:p>
      <text:p text:style-name="P30">export PATH=/home/xyz/Qt5.7.0/5.7/gcc_64/bin:${PATH}</text:p>
      <text:p text:style-name="P30">export LD_LIBRARY_PATH=${QTPATH}/lib:${LD_LIBRARY_PATH}</text:p>
      <text:p text:style-name="P22">where <text:span text:style-name="T3">xyz </text:span>is your username</text:p>
      <text:p text:style-name="P19"><text:span text:style-name="T22">4</text:span>. Install stellarium</text:p>
      <text:p text:style-name="P23">(a) Download stellarium from the following link:</text:p>
      <text:p text:style-name="P15"><text:a xlink:type="simple" xlink:href="http://sourceforge.net/projects/stellarium/files/Stellarium-sources/0.15.2/stellarium-0.15.2.tar.gz/download" text:style-name="Internet_20_link" text:visited-style-name="Visited_20_Internet_20_Link"><text:span text:style-name="T28">http://sourceforge.net/projects/stellarium/files/Stellarium-sources/0.15.2/stellarium-0.15.2.tar.gz/download</text:span></text:a></text:p>
      <text:p text:style-name="P24">(b) Extract it in the home directory</text:p>
      <text:p text:style-name="P24">(c) Change the current directory to the one just extracted:</text:p>
      <text:p text:style-name="P31">cd ~/stellarium-0.15.2</text:p>
      <text:p text:style-name="P41"><text:span text:style-name="T17">(d) </text:span>Make the build directory and change into it </text:p>
      <text:p text:style-name="P42">mkdir -p builds/unix</text:p>
      <text:p text:style-name="P42">cd builds/unix</text:p>
      <text:p text:style-name="P52">(e) Configure the build:</text:p>
      <text:p text:style-name="P47">cmake ../..</text:p>
      <text:p text:style-name="P47"><text:soft-page-break/>make</text:p>
      <text:p text:style-name="P47"><text:span text:style-name="T19">sudo </text:span>make install</text:p>
      <text:p text:style-name="P48">NOTE: <text:span text:style-name="T8">If the above 3 commands show that any Qt file has been missing like Qt5Core, and others use </text:span>apt-file <text:span text:style-name="T8">to</text:span> <text:span text:style-name="T8">search the corresponding missing paackage.</text:span></text:p>
      <text:p text:style-name="P53">Errors like this might appear;</text:p>
      <text:p text:style-name="P13"><text:span text:style-name="Source_20_Text"><text:span text:style-name="T30"><text:s/></text:span></text:span><text:span text:style-name="Source_20_Text"><text:span text:style-name="T25">Could not find a package configuration file provided by "Qt5Core"</text:span></text:span></text:p>
      <text:p text:style-name="Preformatted_20_Text"><text:span text:style-name="Source_20_Text"><text:span text:style-name="T32"><text:s text:c="2"/>(requested version 5.0) with any of the following names:</text:span></text:span></text:p>
      <text:p text:style-name="P42"/>
      <text:p text:style-name="Preformatted_20_Text"><text:span text:style-name="Source_20_Text"><text:span text:style-name="T32"><text:s text:c="4"/>Qt5CoreConfig.cmake</text:span></text:span></text:p>
      <text:p text:style-name="Preformatted_20_Text"><text:span text:style-name="Source_20_Text"><text:span text:style-name="T32"><text:s text:c="4"/>qt5core-config.cmake</text:span></text:span></text:p>
      <text:p text:style-name="P49"/>
      <text:p text:style-name="P48"><text:span text:style-name="T8"><text:s/></text:span><text:span text:style-name="T10">To solve</text:span><text:span text:style-name="T8"> this first install apt-file using </text:span>sudo apt-get install apt-file. <text:span text:style-name="T8"><text:s/></text:span></text:p>
      <text:p text:style-name="P33"><text:span text:style-name="T31">Then search the missing package using </text:span><text:span text:style-name="T33">apt-file search </text:span><text:span text:style-name="Source_20_Text"><text:span text:style-name="T32">Qt5CoreConfig.cmake</text:span></text:span></text:p>
      <text:p text:style-name="P33"><text:span text:style-name="Source_20_Text"><text:span text:style-name="T31">It will return:</text:span></text:span></text:p>
      <text:p text:style-name="P58"><text:span text:style-name="Source_20_Text"><text:span text:style-name="T33">qtbase5-dev: /usr/lib/x86_64-linux-gnu/cmake/Qt5Core/Qt5CoreConfig.cmake</text:span></text:span></text:p>
      <text:p text:style-name="P59">qtbase5-gles-dev: /usr/lib/x86_64-linux-gnu/cmake/Qt5Core/Qt5CoreConfig.cmake</text:p>
      <text:p text:style-name="P53">Hence install the above package using:</text:p>
      <text:p text:style-name="P13"><text:span text:style-name="T25">sudo apt-get install</text:span><text:span text:style-name="Source_20_Text"><text:span text:style-name="T25"> qtbase5-dev</text:span></text:span></text:p>
      <text:p text:style-name="P60">sudo apt-get install qtbase5-gles-dev</text:p>
      <text:p text:style-name="P33"><text:span text:style-name="Source_20_Text"><text:span text:style-name="T31">Again try to run the 3 commands under (e).</text:span></text:span></text:p>
      <text:p text:style-name="P33"><text:span text:style-name="Source_20_Text"><text:span text:style-name="T31">If any file is missing again search the corresponding package using apt-file and install it using sudo apt-get install package_name</text:span></text:span></text:p>
      <text:p text:style-name="P53"/>
      <text:p text:style-name="P21"><text:span text:style-name="T22">5</text:span>. Installing plugin OpenSkyPlanetarium</text:p>
      <text:p text:style-name="P25">(a) Download the plugin from the following link <text:span text:style-name="T21">and clicking </text:span><text:span text:style-name="T5">Clone or Download</text:span> and extract <text:span text:style-name="T21">the downloaded file</text:span>.</text:p>
      <text:p text:style-name="P17"><text:a xlink:type="simple" xlink:href="https://github.com/SudhakarKuma/OSP-plugin" text:style-name="Internet_20_link" text:visited-style-name="Visited_20_Internet_20_Link"><text:span text:style-name="T29">https://github.com/SudhakarKuma/OSP-plugin</text:span></text:a><text:span text:style-name="T29"> </text:span></text:p>
      <text:p text:style-name="P16"><text:span text:style-name="T29">The earlier version of this plug-in is available on </text:span><text:a xlink:type="simple" xlink:href="https://github.com/harpreetrathore/Openskyplanetarium.git" text:style-name="Internet_20_link" text:visited-style-name="Visited_20_Internet_20_Link"><text:span text:style-name="T25">https://github.com/harpreetrathore/Openskyplanetarium.git</text:span></text:a></text:p>
      <text:p text:style-name="P25">(b) Copy the extracted folder to <text:span text:style-name="T6">~/stellarium-0.15.2/</text:span><text:span text:style-name="T3">plugins</text:span></text:p>
      <text:p text:style-name="P26">(c) Now <text:span text:style-name="T23">go</text:span> to <text:span text:style-name="T3">~/stellarium-0.15.2/plugins/O</text:span><text:span text:style-name="T7">SP</text:span><text:span text:style-name="T3">-</text:span><text:span text:style-name="T7">plugin-</text:span><text:span text:style-name="T3">master/builds/unix. </text:span><text:span text:style-name="T34">Make sure that this directory is empty. </text:span></text:p>
      <text:p text:style-name="P27"><text:soft-page-break/>(d) Run the following <text:span text:style-name="T21">in the same directory by </text:span><text:span text:style-name="T5">Right Click-&gt;Open in terminal</text:span>:</text:p>
      <text:p text:style-name="P32">cmake ../..</text:p>
      <text:p text:style-name="P32">make</text:p>
      <text:p text:style-name="P32">sudo make install</text:p>
      <text:p text:style-name="P28">You may face some error like Parse error IID <text:span text:style-name="T34">while executing make</text:span>. At this time, you need to restart your system. After restarting, make sure that your builds/unix directory is empty. </text:p>
      <text:p text:style-name="P28"/>
      <text:p text:style-name="P29">Plugin has now been installed. Now to check, open Stellarium by typing <text:span text:style-name="T3">stellarium</text:span> in the terminal. Once it <text:span text:style-name="T24">is</text:span> opened press <text:span text:style-name="T3">F2 </text:span>and go to Plugins tab. There you can see OpenSkyPlanetarium <text:span text:style-name="T24">plugin</text:span>. Select it and tick <text:span text:style-name="T3">Load on Startup.</text:span></text:p>
      <text:p text:style-name="P29">You will get an <text:span text:style-name="T3">‘</text:span><text:span text:style-name="T7">OSP</text:span><text:span text:style-name="T3">’ </text:span>icon in the botto<text:span text:style-name="T24">m</text:span> of Stellarium window once you reopen it.</text:p>
      <text:p text:style-name="P25"/>
      <text:p text:style-name="P25"/>
      <text:p text:style-name="P25"/>
      <text:p text:style-name="P68">Guide to install OpenSSL:</text:p>
      <text:p text:style-name="P66"><text:a xlink:type="simple" xlink:href="https://geeksww.com/tutorials/libraries/openssl/installation/installing_openssl_on_ubuntu_linux.php" text:style-name="Internet_20_link" text:visited-style-name="Visited_20_Internet_20_Link"><text:span text:style-name="T37">https://geeksww.com/tutorials/libraries/openssl/installation/installing_openssl_on_ubuntu_linux.php</text:span></text:a><text:span text:style-name="T37"> </text:span></text:p>
      <text:p text:style-name="P66"><text:a xlink:type="simple" xlink:href="https://askubuntu.com/questions/454575/error-255-when-trying-to-install-openssl-1-0-1g-from-source" text:style-name="Internet_20_link" text:visited-style-name="Visited_20_Internet_20_Link"><text:span text:style-name="T37">https://askubuntu.com/questions/454575/error-255-when-trying-to-install-openssl-1-0-1g-from-source</text:span></text:a><text:span text:style-name="T3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Mang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 style:language-complex="hi" style:country-complex="IN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 style:language-complex="hi" style:country-complex="IN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vo</meta:initial-creator>
    <meta:editing-cycles>21</meta:editing-cycles>
    <meta:creation-date>2017-05-25T13:01:00</meta:creation-date>
    <dc:date>2017-09-01T15:11:13.879515292</dc:date>
    <meta:editing-duration>PT5H17M2S</meta:editing-duration>
    <meta:generator>LibreOffice/5.1.6.2$Linux_X86_64 LibreOffice_project/10m0$Build-2</meta:generator>
    <meta:document-statistic meta:table-count="0" meta:image-count="0" meta:object-count="0" meta:page-count="5" meta:paragraph-count="116" meta:word-count="756" meta:character-count="6031" meta:non-whitespace-character-count="53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